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ABNT - Titulos.xml" manifest:media-type=""/>
  <manifest:file-entry manifest:full-path="Configurations2/toolbar/custom_ABNT - Texto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fo:font-size="11.5pt" style:font-size-asian="11.5pt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2pt"/>
    </style:style>
    <style:style style:name="T3" style:family="text">
      <style:text-properties fo:color="#ff0000" loext:opacity="100%" style:font-name-complex="Arial" style:font-size-complex="12pt"/>
    </style:style>
    <style:style style:name="T4" style:family="text">
      <style:text-properties fo:font-size="10pt" style:font-size-asian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ítulo em português</text:span> (não exceder 10 palavras)</text:p>
      <text:p text:style-name="P1"/>
      <text:p text:style-name="P1">Título em Inglês (compatível com o título em português)</text:p>
      <text:p text:style-name="P1"/>
      <text:p text:style-name="P1"/>
      <text:p text:style-name="P3">Nome Completo do Autor</text:p>
      <text:p text:style-name="P3">Nome Completo do Orientador</text:p>
      <text:p text:style-name="P1"/>
      <text:p text:style-name="Standard"/>
      <text:h text:style-name="Heading_20_6" text:outline-level="6">Resumo</text:h>
      <text:p text:style-name="Resumo_20_-_20_Texto"><text:span text:style-name="T2">Máximo de 100 palavras, redigido em parágrafo único, espaço simples e alinhamento justificado. Sem parágrafo e sem referências bibliográficas. Não deve conter citações e/ou siglas</text:span></text:p>
      <text:p text:style-name="Standard"><text:span text:style-name="T1">Palavras-chave: </text:span>Palavra 1. Palavra 2. Palavra 3. Palavra 4. Palavra 5.</text:p>
      <text:p text:style-name="Standard"/>
      <text:p text:style-name="Standard"/>
      <text:p text:style-name="Standard"/>
      <text:h text:style-name="Heading_20_6" text:outline-level="6">Abstract</text:h>
      <text:p text:style-name="Resumo_20_-_20_Texto">Deve ser feita a tradução do resumo para a língua estrangeira.</text:p>
      <text:p text:style-name="Standard"><text:span text:style-name="T6">Keywords: </text:span><text:span text:style-name="T5">Word 1. Word 2. Word 3. Word 4. </text:span>Word 5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Introdução</text:h>
      <text:h text:style-name="Heading_20_1" text:outline-level="1">Fundamentação Teórica</text:h>
      <text:h text:style-name="Heading_20_1" text:outline-level="1">Materiais e Métodos</text:h>
      <text:h text:style-name="Heading_20_1" text:outline-level="1">ANÁLISE E DISCUSSÃO DOS DADOS</text:h>
      <text:h text:style-name="Heading_20_1" text:outline-level="1">CONSIDERAÇÕES FINAIS</text:h>
      <text:h text:style-name="Heading_20_6" text:outline-level="6">Referencia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Parágrafo" style:default-outline-level="1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default-outline-level="2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style:default-outline-level="3" style:class="text">
      <style:paragraph-properties fo:margin-top="0.25in" fo:margin-bottom="0.25in" style:contextual-spacing="false" fo:line-height="150%" fo:keep-with-next="always">
        <style:tab-stops>
          <style:tab-stop style:position="0.1575in"/>
          <style:tab-stop style:position="0.4335in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  <style:tab-stop style:position="0.5909in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  <style:tab-stop style:position="0.7091in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5in" fo:margin-bottom="0.25in" style:contextual-spacing="false" fo:line-height="150%" fo:text-align="start" style:justify-single-word="false"/>
      <style:text-properties fo:text-transform="uppercase" fo:font-weight="bold" style:font-weight-asian="bold"/>
    </style:style>
    <style:style style:name="Parágrafo" style:family="paragraph" style:parent-style-name="Standard">
      <style:paragraph-properties fo:margin-left="0in" fo:margin-right="0in" fo:line-height="150%" fo:text-indent="1.1811in" style:auto-text-indent="false">
        <style:tab-stops>
          <style:tab-stop style:position="1.1811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2pt"/>
    </style:style>
    <style:style style:name="Agradecimentos" style:family="paragraph" style:parent-style-name="Standard">
      <style:paragraph-properties fo:margin-left="0in" fo:margin-right="0in" fo:margin-top="0in" fo:margin-bottom="0.0835in" style:contextual-spacing="false" fo:line-height="150%" fo:text-indent="1.1811in" style:auto-text-indent="false"/>
    </style:style>
    <style:style style:name="Dedicatória" style:family="paragraph" style:parent-style-name="Standard">
      <style:paragraph-properties fo:margin-left="2.7563in" fo:margin-right="0in" fo:line-height="150%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Epígrafe" style:family="paragraph" style:parent-style-name="Standard">
      <style:paragraph-properties fo:margin-left="2.7563in" fo:margin-right="0in" fo:text-indent="0in" style:auto-text-indent="false"/>
    </style:style>
    <style:style style:name="Citação_20_Longa" style:display-name="Citação Longa" style:family="paragraph" style:parent-style-name="Standard" style:next-style-name="Parágrafo">
      <style:paragraph-properties fo:margin-left="1.5752in" fo:margin-right="0in" fo:margin-top="0.25in" fo:margin-bottom="0.25in" style:contextual-spacing="true" fo:orphans="2" fo:widows="2" fo:text-indent="0in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/>
      <style:text-properties style:font-size-complex="12pt"/>
    </style:style>
    <style:style style:name="Subalínea" style:family="paragraph" style:parent-style-name="Standard" style:list-style-name="WW8Num5">
      <style:paragraph-properties fo:line-height="150%">
        <style:tab-stops>
          <style:tab-stop style:position="1.0866in"/>
        </style:tab-stops>
      </style:paragraph-properties>
    </style:style>
    <style:style style:name="Alínea" style:family="paragraph" style:parent-style-name="Subalínea" style:list-style-name="WW8Num3">
      <style:paragraph-properties>
        <style:tab-stops>
          <style:tab-stop style:position="1.0866in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Natureza_20_do_20_Trabalho" style:display-name="Natureza do Trabalho" style:family="paragraph" style:parent-style-name="Standard">
      <style:paragraph-properties fo:margin-left="2.7563in" fo:margin-right="0in" fo:text-indent="0in" style:auto-text-indent="false"/>
      <style:text-properties fo:font-size="10pt" style:font-size-asian="10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Texto_20_-_20_Resumo" style:display-name="Texto - Resumo" style:family="paragraph" style:parent-style-name="Standard">
      <style:paragraph-properties fo:margin-top="0in" fo:margin-bottom="0.3335in" style:contextual-spacing="false"/>
    </style:style>
    <style:style style:name="Resumo_20_-_20_Texto" style:display-name="Resumo - Texto" style:family="paragraph" style:parent-style-name="Agradecimentos">
      <style:paragraph-properties fo:margin-left="0in" fo:margin-right="0in" fo:margin-top="0in" fo:margin-bottom="0.3335in" style:contextual-spacing="false" fo:line-height="100%" fo:text-indent="0in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Tabela" style:display-name="Titulo de Tabela" style:family="paragraph" style:parent-style-name="Standard">
      <style:paragraph-properties fo:margin-top="0.25in" fo:margin-bottom="0in" style:contextual-spacing="false"/>
    </style:style>
    <style:style style:name="Titulo_20_de_20_Quadro" style:display-name="Titulo de Quadro" style:family="paragraph" style:parent-style-name="Titulo_20_de_20_Tabela" style:next-style-name="Standard"/>
    <style:style style:name="Título_20_-_20_Resumo" style:display-name="Título - Resumo" style:family="paragraph" style:parent-style-name="Standard">
      <style:paragraph-properties fo:margin-top="0.25in" fo:margin-bottom="0.6665in" style:contextual-spacing="false" fo:text-align="center" style:justify-single-word="false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in" fo:margin-bottom="0.25in" style:contextual-spacing="false" fo:text-align="start" style:justify-single-word="false" fo:orphans="2" fo:widows="2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Legendas" style:family="paragraph" style:parent-style-name="Standard">
      <style:paragraph-properties fo:margin-top="0in" fo:margin-bottom="0.25in" style:contextual-spacing="false" fo:text-align="start" style:justify-single-word="false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Sumário" style:family="paragraph" style:parent-style-name="Standard">
      <style:paragraph-properties fo:line-height="150%">
        <style:tab-stops>
          <style:tab-stop style:position="6.0638in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_20_Apêndice_20_e_20_Anexo" style:display-name="Titulo Apêndice e Anexo" style:family="paragraph" style:parent-style-name="Standard" style:next-style-name="Parágrafo">
      <style:paragraph-properties fo:margin-top="0in" fo:margin-bottom="0.25in" style:contextual-spacing="false" fo:text-align="center" style:justify-single-word="false"/>
    </style:style>
    <style:style style:name="Título_20_de_20_Figura" style:display-name="Título de Figura" style:family="paragraph" style:parent-style-name="Standard" style:next-style-name="Fonte">
      <style:paragraph-properties fo:margin-top="0.25in" fo:margin-bottom="0in" style:contextual-spacing="false"/>
    </style:style>
    <style:style style:name="Fonte" style:family="paragraph" style:parent-style-name="Standard" style:next-style-name="Parágrafo">
      <style:paragraph-properties fo:margin-top="0in" fo:margin-bottom="0.25in" style:contextual-spacing="true" fo:text-align="start" style:justify-single-word="false"/>
      <style:text-properties fo:font-size="10pt" style:font-size-asian="10pt"/>
    </style:style>
    <style:style style:name="Titulo_20_de_20_Gráfico" style:display-name="Titulo de Gráfico" style:family="paragraph" style:parent-style-name="Título_20_de_20_Figura" style:next-style-name="Fonte">
      <style:text-properties fo:font-size="12pt" style:font-size-asian="12pt"/>
    </style:style>
    <style:style style:name="Natureza_20_do_20_trabalho" style:display-name="Natureza do trabalho" style:family="paragraph" style:parent-style-name="Standard">
      <style:paragraph-properties fo:margin-left="3.15in" fo:margin-right="0in" style:line-height-at-least="0.25in" fo:orphans="2" fo:widows="2" fo:text-indent="0in" style:auto-text-indent="false">
        <style:tab-stops>
          <style:tab-stop style:position="-0.1181in"/>
          <style:tab-stop style:position="4.7252in" style:leader-style="dotted" style:leader-text="."/>
          <style:tab-stop style:position="5.9354in"/>
        </style:tab-stops>
      </style:paragraph-properties>
      <style:text-properties fo:language="none" fo:country="none" style:language-asian="none" style:country-asian="none"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4z1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4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</text:outline-level-style>
      <text:outline-level-style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92in" fo:text-indent="-0.2992in" fo:margin-left="0.2992in"/>
        </style:list-level-properties>
      </text:outline-level-style>
      <text:outline-level-style text:level="3" text:style-name="WW8Num4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4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outline-level-style>
      <text:outline-level-style text:level="5" text:style-name="WW8Num4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outline-level-style>
      <text:outline-level-style text:level="6" text:style-name="WW8Num4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92in" fo:text-indent="-0.2992in" fo:margin-left="0.2992in"/>
        </style:list-level-properties>
      </text:list-level-style-number>
      <text:list-level-style-number text:level="3" text:style-name="WW8Num4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4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list-level-style-number>
      <text:list-level-style-number text:level="5" text:style-name="WW8Num4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list-level-style-number>
      <text:list-level-style-number text:level="6" text:style-name="WW8Num4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7563in" fo:text-indent="-0.2756in" fo:margin-left="1.7563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1.5pt" style:font-size-asian="11.5pt" style:font-size-complex="11.5pt"/>
    </style:style>
    <style:style style:name="MP2" style:family="paragraph" style:parent-style-name="Standard">
      <style:text-properties fo:font-size="10pt" style:font-size-asian="10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1"><draw:text-box fo:min-height="0.0228in" fo:min-width="0in"><text:p text:style-name="MP2"><text:page-number text:select-page="current">2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BNT - UNOPAR - Completo</dc:title>
    <dc:subject>ABNT - UNOPAR - Completo</dc:subject>
    <meta:keyword>Normas da ABNT. Padrões UNOPAR. Trabalhos Acadêmicos.</meta:keyword>
    <dc:description>Versão 2.1</dc:description>
    <meta:initial-creator>Marcia Cristina dos Reis</meta:initial-creator>
    <meta:creation-date>2007-07-14T11:12:00</meta:creation-date>
    <dc:creator>Usuario</dc:creator>
    <dc:date>2019-05-01T22:40:00</dc:date>
    <meta:print-date>2005-07-01T10:13:00</meta:print-date>
    <meta:editing-cycles>89</meta:editing-cycles>
    <meta:editing-duration>PT7H35M</meta:editing-duration>
    <meta:document-statistic meta:table-count="0" meta:image-count="0" meta:object-count="0" meta:page-count="2" meta:paragraph-count="17" meta:word-count="104" meta:character-count="639" meta:non-whitespace-character-count="557"/>
    <meta:generator>LibreOffice/7.3.3.2$Linux_X86_64 LibreOffice_project/30$Build-2</meta:generator>
  </office:meta>
</office:document-meta>
</file>